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BDE00000557BA84C31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2.462cm" draw:transform="rotate (1.5707963267946) translate (1.108cm 28.7cm)">
          <draw:image xlink:href="Pictures/1000020100000BDE00000557BA84C3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14:06:13</meta:creation-date>
    <dc:date>2013-05-28T14:09:38</dc:date>
    <meta:editing-duration>PT3M26S</meta:editing-duration>
    <meta:editing-cycles>1</meta:editing-cycles>
    <meta:document-statistic meta:object-count="1"/>
    <meta:generator>OpenOffice.org/3.4.1$Unix OpenOffice.org_project/341m1$Build-9593</meta:generator>
  </office:meta>
</office:document-meta>
</file>